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1"/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<text:s text:c="6"/># Images</text:p>
          </table:table-cell>
          <table:table-cell table:style-name="ce13" office:value-type="string" calcext:value-type="string">
            <text:p><text:s text:c="4"/># 3D Points</text:p>
          </table:table-cell>
          <table:table-cell table:style-name="ce13" office:value-type="string" calcext:value-type="string">
            <text:p><text:s text:c="2"/># Observations</text:p>
          </table:table-cell>
          <table:table-cell table:style-name="ce13" office:value-type="string" calcext:value-type="string">
            <text:p><text:s text:c="8"/>JTJ – SIZE</text:p>
          </table:table-cell>
          <table:table-cell table:style-name="ce13" office:value-type="string" calcext:value-type="string">
            <text:p><text:s text:c="2"/># Non Zeros</text:p>
          </table:table-cell>
          <table:table-cell table:style-name="ce13" office:value-type="string" calcext:value-type="string">
            <text:p><text:s text:c="2"/>Condition # of H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<text:s text:c="6"/>LadyBug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1.83231E+020" calcext:value-type="float">
            <text:p>1.83E+20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17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4.92139E+021" calcext:value-type="float">
            <text:p>4.92E+21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2"><text:a xlink:href="https://grail.cs.washington.edu/projects/bal/data/ladybug/problem-138-19878-pre.txt.bz2" xlink:type="simple">problem-138-19878-pre.txt.bz2</text:a></text:span><text:span text:style-name="T2"> </text:span>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34702300000000" calcext:value-type="float">
            <text:p>3.47E+13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3.6032E+020" calcext:value-type="float">
            <text:p>3.60E+20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66727800000000" calcext:value-type="float">
            <text:p>6.67E+13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64359100000000" calcext:value-type="float">
            <text:p>6.44E+13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table:style-name="ce14" office:value-type="float" office:value="460" calcext:value-type="float">
            <text:p>460</text:p>
          </table:table-cell>
          <table:table-cell table:style-name="ce14"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738355000000" calcext:value-type="float">
            <text:p>7.38E+11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211942000000" calcext:value-type="float">
            <text:p>2.12E+11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table:style-name="ce14" office:value-type="float" office:value="598" calcext:value-type="float">
            <text:p>598</text:p>
          </table:table-cell>
          <table:table-cell table:style-name="ce14"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office:value-type="float" office:value="164817000000" calcext:value-type="float">
            <text:p>1.65E+11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office:value-type="float" office:value="348431000" calcext:value-type="float">
            <text:p>3.48E+08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table:style-name="ce14" office:value-type="float" office:value="707" calcext:value-type="float">
            <text:p>707</text:p>
          </table:table-cell>
          <table:table-cell table:style-name="ce14"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style-name="Default" office:value-type="float" office:value="40448.2" calcext:value-type="float">
            <text:p>40448.2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table:style-name="ce14" office:value-type="float" office:value="783" calcext:value-type="float">
            <text:p>783</text:p>
          </table:table-cell>
          <table:table-cell table:style-name="ce14"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office:value-type="float" office:value="2.77466E+017" calcext:value-type="float">
            <text:p>2.77E+17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office:value-type="float" office:value="1.23485E+021" calcext:value-type="float">
            <text:p>1.23E+21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table:style-name="ce14" office:value-type="float" office:value="856" calcext:value-type="float">
            <text:p>856</text:p>
          </table:table-cell>
          <table:table-cell table:style-name="ce14"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office:value-type="float" office:value="2.62528E+016" calcext:value-type="float">
            <text:p>2.63E+16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office:value-type="float" office:value="5.65698E+016" calcext:value-type="float">
            <text:p>5.66E+16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table:style-name="ce14" office:value-type="float" office:value="931" calcext:value-type="float">
            <text:p>931</text:p>
          </table:table-cell>
          <table:table-cell table:style-name="ce14"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office:value-type="float" office:value="1.3258E+016" calcext:value-type="float">
            <text:p>1.33E+16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table:style-name="ce14" office:value-type="float" office:value="969" calcext:value-type="float">
            <text:p>969</text:p>
          </table:table-cell>
          <table:table-cell table:style-name="ce14"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office:value-type="float" office:value="9.64641E+015" calcext:value-type="float">
            <text:p>9.65E+15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table:style-name="ce14" office:value-type="float" office:value="1031" calcext:value-type="float">
            <text:p>1031</text:p>
          </table:table-cell>
          <table:table-cell table:style-name="ce14"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style-name="Default" office:value-type="float" office:value="101499" calcext:value-type="float">
            <text:p>101499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<text:s/># Images</text:p>
          </table:table-cell>
          <table:table-cell table:style-name="ce15" office:value-type="string" calcext:value-type="string">
            <text:p>Error in Solution </text:p>
          </table:table-cell>
          <table:table-cell table:style-name="ce13" office:value-type="string" calcext:value-type="string">
            <text:p>Relative Error </text:p>
          </table:table-cell>
          <table:table-cell table:style-name="ce15" office:value-type="string" calcext:value-type="string">
            <text:p><text:s text:c="6"/>Residual</text:p>
          </table:table-cell>
          <table:table-cell table:style-name="ce13" office:value-type="string" calcext:value-type="string">
            <text:p>Relative Residual</text:p>
          </table:table-cell>
          <table:table-cell table:style-name="ce15" office:value-type="string" calcext:value-type="string">
            <text:p><text:s text:c="8"/>Flag</text:p>
          </table:table-cell>
          <table:table-cell table:style-name="ce13" office:value-type="string" calcext:value-type="string">
            <text:p>Solve Time (sec)</text:p>
          </table:table-cell>
          <table:table-cell table:style-name="ce13" office:value-type="string" calcext:value-type="string">
            <text:p><text:s text:c="2"/>No. of Iterations</text:p>
          </table:table-cell>
          <table:table-cell table:style-name="ce13" office:value-type="string" calcext:value-type="string">
            <text:p>Relative Res</text:p>
          </table:table-cell>
        </table:table-row>
        <table:table-row table:style-name="ro2">
          <table:table-cell office:value-type="string" calcext:value-type="string">
            <text:p><text:s text:c="20"/>P =</text:p>
          </table:table-cell>
          <table:table-cell office:value-type="string" calcext:value-type="string">
            <text:p><text:s/>eig.vec = 5 (largest)</text:p>
          </table:table-cell>
          <table:table-cell office:value-type="string" calcext:value-type="string">
            <text:p>Using Block Jacobi as a smoother</text:p>
          </table:table-cell>
          <table:table-cell table:style-name="Default"/>
          <table:table-cell office:value-type="string" calcext:value-type="string">
            <text:p>FGMRES + tg_solve</text:p>
          </table:table-cell>
          <table:table-cell table:style-name="ce18" office:value-type="string" calcext:value-type="string">
            <text:p>tol = 1e-4; maxit = 50; im = 20;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609.1" calcext:value-type="float">
            <text:p>10609.1</text:p>
          </table:table-cell>
          <table:table-cell office:value-type="float" office:value="119.338" calcext:value-type="float">
            <text:p>119.338</text:p>
          </table:table-cell>
          <table:table-cell table:style-name="ce16" office:value-type="float" office:value="4761640" calcext:value-type="float">
            <text:p>4.76E+06</text:p>
          </table:table-cell>
          <table:table-cell table:style-name="ce16" office:value-type="float" office:value="0.0000989049" calcext:value-type="float">
            <text:p>9.89E-05</text:p>
          </table:table-cell>
          <table:table-cell office:value-type="float" office:value="0" calcext:value-type="float">
            <text:p>0</text:p>
          </table:table-cell>
          <table:table-cell office:value-type="float" office:value="0.229519" calcext:value-type="float">
            <text:p>2.30E-01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9.4088E-026" calcext:value-type="float">
            <text:p>9.41E-2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218.25" calcext:value-type="float">
            <text:p>1218.25</text:p>
          </table:table-cell>
          <table:table-cell office:value-type="float" office:value="11.4839" calcext:value-type="float">
            <text:p>11.4839</text:p>
          </table:table-cell>
          <table:table-cell table:style-name="Default" office:value-type="float" office:value="803229" calcext:value-type="float">
            <text:p>803229</text:p>
          </table:table-cell>
          <table:table-cell table:style-name="ce16" office:value-type="float" office:value="0.0000977848" calcext:value-type="float">
            <text:p>9.78E-05</text:p>
          </table:table-cell>
          <table:table-cell office:value-type="float" office:value="0" calcext:value-type="float">
            <text:p>0</text:p>
          </table:table-cell>
          <table:table-cell office:value-type="float" office:value="0.698591" calcext:value-type="float">
            <text:p>6.99E-01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3.824E-017" calcext:value-type="float">
            <text:p>3.82E-1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245.06" calcext:value-type="float">
            <text:p>5245.06</text:p>
          </table:table-cell>
          <table:table-cell office:value-type="float" office:value="36.7777" calcext:value-type="float">
            <text:p>36.7777</text:p>
          </table:table-cell>
          <table:table-cell table:style-name="ce16" office:value-type="float" office:value="1443300" calcext:value-type="float">
            <text:p>1.44E+06</text:p>
          </table:table-cell>
          <table:table-cell office:value-type="float" office:value="0.000103383" calcext:value-type="float">
            <text:p>0.00010338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77519" calcext:value-type="float">
            <text:p>0.477519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7.4053E-015" calcext:value-type="float">
            <text:p>7.41E-1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4573.2" calcext:value-type="float">
            <text:p>24573.2</text:p>
          </table:table-cell>
          <table:table-cell office:value-type="float" office:value="119.24" calcext:value-type="float">
            <text:p>119.24</text:p>
          </table:table-cell>
          <table:table-cell table:style-name="ce16" office:value-type="float" office:value="40712700000" calcext:value-type="float">
            <text:p>4.07E+10</text:p>
          </table:table-cell>
          <table:table-cell table:style-name="ce16" office:value-type="float" office:value="0.00000115149" calcext:value-type="float">
            <text:p>1.15E-06</text:p>
          </table:table-cell>
          <table:table-cell office:value-type="float" office:value="0" calcext:value-type="float">
            <text:p>0</text:p>
          </table:table-cell>
          <table:table-cell office:value-type="float" office:value="0.459733" calcext:value-type="float">
            <text:p>4.60E-0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.2568E-023" calcext:value-type="float">
            <text:p>3.26E-2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6073.5" calcext:value-type="float">
            <text:p>26073.5</text:p>
          </table:table-cell>
          <table:table-cell office:value-type="float" office:value="118.339" calcext:value-type="float">
            <text:p>118.339</text:p>
          </table:table-cell>
          <table:table-cell table:style-name="ce16" office:value-type="float" office:value="74213300" calcext:value-type="float">
            <text:p>7.42E+07</text:p>
          </table:table-cell>
          <table:table-cell table:style-name="ce16" office:value-type="float" office:value="0.0000000225298" calcext:value-type="float">
            <text:p>2.25E-08</text:p>
          </table:table-cell>
          <table:table-cell office:value-type="float" office:value="0" calcext:value-type="float">
            <text:p>0</text:p>
          </table:table-cell>
          <table:table-cell office:value-type="float" office:value="2.092421" calcext:value-type="float">
            <text:p>2.09E+00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6.8396E-024" calcext:value-type="float">
            <text:p>6.84E-24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35474.5" calcext:value-type="float">
            <text:p>35474.5</text:p>
          </table:table-cell>
          <table:table-cell office:value-type="float" office:value="153.126" calcext:value-type="float">
            <text:p>153.126</text:p>
          </table:table-cell>
          <table:table-cell table:style-name="ce16" office:value-type="float" office:value="378158000" calcext:value-type="float">
            <text:p>3.78E+08</text:p>
          </table:table-cell>
          <table:table-cell table:style-name="ce16" office:value-type="float" office:value="0.00000482416" calcext:value-type="float">
            <text:p>4.82E-06</text:p>
          </table:table-cell>
          <table:table-cell office:value-type="float" office:value="0" calcext:value-type="float">
            <text:p>0</text:p>
          </table:table-cell>
          <table:table-cell office:value-type="float" office:value="1.691909" calcext:value-type="float">
            <text:p>1.69E+00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6.1542E-020" calcext:value-type="float">
            <text:p>6.15E-2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33588.7" calcext:value-type="float">
            <text:p>33588.7</text:p>
          </table:table-cell>
          <table:table-cell office:value-type="float" office:value="139.267" calcext:value-type="float">
            <text:p>139.267</text:p>
          </table:table-cell>
          <table:table-cell table:style-name="ce16" office:value-type="float" office:value="486803000" calcext:value-type="float">
            <text:p>4.87E+08</text:p>
          </table:table-cell>
          <table:table-cell table:style-name="ce16" office:value-type="float" office:value="0.0000916109" calcext:value-type="float">
            <text:p>9.16E-05</text:p>
          </table:table-cell>
          <table:table-cell office:value-type="float" office:value="0" calcext:value-type="float">
            <text:p>0</text:p>
          </table:table-cell>
          <table:table-cell office:value-type="float" office:value="2.6385" calcext:value-type="float">
            <text:p>2.64E+00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.724E-017" calcext:value-type="float">
            <text:p>1.72E-17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29940.1" calcext:value-type="float">
            <text:p>29940.1</text:p>
          </table:table-cell>
          <table:table-cell office:value-type="float" office:value="115.678" calcext:value-type="float">
            <text:p>115.678</text:p>
          </table:table-cell>
          <table:table-cell table:style-name="ce16" office:value-type="float" office:value="220166000" calcext:value-type="float">
            <text:p>2.20E+08</text:p>
          </table:table-cell>
          <table:table-cell table:style-name="ce16" office:value-type="float" office:value="0.0000895818" calcext:value-type="float">
            <text:p>8.96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.559826" calcext:value-type="float">
            <text:p>4.559826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3.6449E-017" calcext:value-type="float">
            <text:p>3.64E-17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16" office:value-type="float" office:value="99385400" calcext:value-type="float">
            <text:p>9.94E+07</text:p>
          </table:table-cell>
          <table:table-cell office:value-type="float" office:value="372709" calcext:value-type="float">
            <text:p>372709</text:p>
          </table:table-cell>
          <table:table-cell table:style-name="ce16" office:value-type="float" office:value="686877000000" calcext:value-type="float">
            <text:p>6.87E+11</text:p>
          </table:table-cell>
          <table:table-cell table:style-name="ce16" office:value-type="float" office:value="0.00000000000523272" calcext:value-type="float">
            <text:p>5.23E-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.941824" calcext:value-type="float">
            <text:p>3.941824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.9936E-035" calcext:value-type="float">
            <text:p>3.99E-35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64727.3" calcext:value-type="float">
            <text:p>64727.3</text:p>
          </table:table-cell>
          <table:table-cell office:value-type="float" office:value="235.707" calcext:value-type="float">
            <text:p>235.707</text:p>
          </table:table-cell>
          <table:table-cell table:style-name="ce16" office:value-type="float" office:value="213870000000000" calcext:value-type="float">
            <text:p>2.14E+14</text:p>
          </table:table-cell>
          <table:table-cell table:style-name="ce16" office:value-type="float" office:value="0.000000000142146" calcext:value-type="float">
            <text:p>1.42E-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772612" calcext:value-type="float">
            <text:p>0.77261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9.4475E-035" calcext:value-type="float">
            <text:p>9.45E-35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57854.7" calcext:value-type="float">
            <text:p>57854.7</text:p>
          </table:table-cell>
          <table:table-cell office:value-type="float" office:value="203.832" calcext:value-type="float">
            <text:p>203.832</text:p>
          </table:table-cell>
          <table:table-cell table:style-name="ce16" office:value-type="float" office:value="2912550000000000" calcext:value-type="float">
            <text:p>2.91E+15</text:p>
          </table:table-cell>
          <table:table-cell table:style-name="ce16" office:value-type="float" office:value="0.000000017772" calcext:value-type="float">
            <text:p>1.78E-08</text:p>
          </table:table-cell>
          <table:table-cell office:value-type="float" office:value="0" calcext:value-type="float">
            <text:p>0</text:p>
          </table:table-cell>
          <table:table-cell office:value-type="float" office:value="1.764309" calcext:value-type="float">
            <text:p>1.76E+00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.0844E-031" calcext:value-type="float">
            <text:p>1.08E-3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605161" calcext:value-type="float">
            <text:p>605161</text:p>
          </table:table-cell>
          <table:table-cell office:value-type="float" office:value="2053.25" calcext:value-type="float">
            <text:p>2053.25</text:p>
          </table:table-cell>
          <table:table-cell table:style-name="ce16" office:value-type="float" office:value="470255000000000" calcext:value-type="float">
            <text:p>4.70E+14</text:p>
          </table:table-cell>
          <table:table-cell table:style-name="ce16" office:value-type="float" office:value="0.0000155377" calcext:value-type="float">
            <text:p>1.55E-05</text:p>
          </table:table-cell>
          <table:table-cell office:value-type="float" office:value="0" calcext:value-type="float">
            <text:p>0</text:p>
          </table:table-cell>
          <table:table-cell office:value-type="float" office:value="11.23404" calcext:value-type="float">
            <text:p>1.12E+01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5.1338E-025" calcext:value-type="float">
            <text:p>5.13E-25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34643" calcext:value-type="float">
            <text:p>34643</text:p>
          </table:table-cell>
          <table:table-cell office:value-type="float" office:value="114.665" calcext:value-type="float">
            <text:p>114.665</text:p>
          </table:table-cell>
          <table:table-cell table:style-name="ce16" office:value-type="float" office:value="2364150000000" calcext:value-type="float">
            <text:p>2.36E+12</text:p>
          </table:table-cell>
          <table:table-cell table:style-name="ce16" office:value-type="float" office:value="0.0000681718" calcext:value-type="float">
            <text:p>6.82E-05</text:p>
          </table:table-cell>
          <table:table-cell office:value-type="float" office:value="0" calcext:value-type="float">
            <text:p>0</text:p>
          </table:table-cell>
          <table:table-cell office:value-type="float" office:value="15.44807" calcext:value-type="float">
            <text:p>1.54E+0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.9658E-021" calcext:value-type="float">
            <text:p>1.97E-2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16" office:value-type="float" office:value="2680600" calcext:value-type="float">
            <text:p>2.68E+06</text:p>
          </table:table-cell>
          <table:table-cell office:value-type="float" office:value="8262.42" calcext:value-type="float">
            <text:p>8262.42</text:p>
          </table:table-cell>
          <table:table-cell table:style-name="ce16" office:value-type="float" office:value="1.96744E+017" calcext:value-type="float">
            <text:p>1.97E+17</text:p>
          </table:table-cell>
          <table:table-cell table:style-name="ce16" office:value-type="float" office:value="0.0000854212" calcext:value-type="float">
            <text:p>8.54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.980269" calcext:value-type="float">
            <text:p>8.980269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3.7088E-026" calcext:value-type="float">
            <text:p>3.71E-26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16" office:value-type="float" office:value="4307760" calcext:value-type="float">
            <text:p>4.31E+06</text:p>
          </table:table-cell>
          <table:table-cell office:value-type="float" office:value="13067.1" calcext:value-type="float">
            <text:p>13067.1</text:p>
          </table:table-cell>
          <table:table-cell table:style-name="ce16" office:value-type="float" office:value="1.27809E+017" calcext:value-type="float">
            <text:p>1.28E+17</text:p>
          </table:table-cell>
          <table:table-cell table:style-name="ce16" office:value-type="float" office:value="0.0000480168" calcext:value-type="float">
            <text:p>4.8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.853385" calcext:value-type="float">
            <text:p>5.8533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.804E-026" calcext:value-type="float">
            <text:p>1.80E-26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16" office:value-type="float" office:value="5354160" calcext:value-type="float">
            <text:p>5.35E+06</text:p>
          </table:table-cell>
          <table:table-cell office:value-type="float" office:value="15852.8" calcext:value-type="float">
            <text:p>15852.8</text:p>
          </table:table-cell>
          <table:table-cell table:style-name="ce16" office:value-type="float" office:value="2.66211E+017" calcext:value-type="float">
            <text:p>2.66E+17</text:p>
          </table:table-cell>
          <table:table-cell table:style-name="ce16" office:value-type="float" office:value="0.0000539979" calcext:value-type="float">
            <text:p>5.4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.593387" calcext:value-type="float">
            <text:p>8.593387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1.0953E-026" calcext:value-type="float">
            <text:p>1.10E-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2:29:11.955305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3:29.686853761</meta:creation-date>
    <dc:date>2019-05-29T02:28:34.959261503</dc:date>
    <meta:editing-duration>PT3H31M40S</meta:editing-duration>
    <meta:editing-cycles>3</meta:editing-cycles>
    <meta:generator>LibreOffice/6.0.7.3$Linux_X86_64 LibreOffice_project/00m0$Build-3</meta:generator>
    <meta:document-statistic meta:table-count="1" meta:cell-count="292" meta:object-count="0"/>
  </office:meta>
</office:document-meta>
</file>